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</text:p>
      <text:p text:style-name="Standard">layout:default</text:p>
      <text:p text:style-name="Standard">name:Akash Jain</text:p>
      <text:p text:style-name="Standard">image:</text:p>
      <text:p text:style-name="Standard">designation: M. S. Scholar<text:bookmark text:name="_GoBack"/></text:p>
      <text:p text:style-name="Standard">area:</text:p>
      <text:p text:style-name="Standard">bio:</text:p>
      <text:p text:style-name="Standard">email:</text:p>
      <text:p text:style-name="Standard">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w Cen MT" fo:font-size="11pt" fo:language="en" fo:country="US" style:letter-kerning="true" style:font-name-asian="Calibri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w Cen MT" fo:font-size="11pt" fo:language="en" fo:country="US" style:letter-kerning="true" style:font-name-asian="Calibri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ni</meta:initial-creator>
    <dc:creator>Srini</dc:creator>
    <meta:editing-cycles>1</meta:editing-cycles>
    <meta:creation-date>2017-10-02T13:17:00</meta:creation-date>
    <dc:date>2017-10-02T13:18:00</dc:date>
    <meta:editing-duration>PT1M</meta:editing-duration>
    <meta:generator>LibreOffice/5.1.6.2$Linux_X86_64 LibreOffice_project/10m0$Build-2</meta:generator>
    <meta:document-statistic meta:table-count="0" meta:image-count="0" meta:object-count="0" meta:page-count="1" meta:paragraph-count="9" meta:word-count="13" meta:character-count="80" meta:non-whitespace-character-count="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